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3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4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5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6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7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8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9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>
      <style:paragraph-properties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33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4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5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6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7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8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0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1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2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3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4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5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6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7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8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49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0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1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2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3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4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5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6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7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8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59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0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1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2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3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4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5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6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7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8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69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70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71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72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73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74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76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77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78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0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1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2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3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5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6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7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89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0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2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3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8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101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103" style:family="paragraph" style:parent-style-name="Standard">
      <style:paragraph-properties style:text-autospace="none"/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P104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05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06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08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09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0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1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2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3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4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115" style:family="paragraph" style:parent-style-name="Standard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6" style:family="paragraph" style:parent-style-name="Standard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7" style:family="paragraph" style:parent-style-name="Standard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8" style:family="paragraph" style:parent-style-name="Standard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9" style:family="paragraph" style:parent-style-name="Standard">
      <style:paragraph-properties fo:text-align="center" style:justify-single-word="false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20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1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2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3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4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5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6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7" style:family="paragraph" style:parent-style-name="Standard">
      <style:paragraph-properties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28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29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0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1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2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3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4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5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6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7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8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39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0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1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2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3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4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5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6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7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8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49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50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51" style:family="paragraph" style:parent-style-name="Standard">
      <style:paragraph-properties style:text-autospace="none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52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3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4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5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6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7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8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59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60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61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62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63" style:family="paragraph" style:parent-style-name="Standard">
      <style:paragraph-properties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64" style:family="paragraph" style:parent-style-name="Standard">
      <style:paragraph-properties style:text-autospace="none"/>
    </style:style>
    <style:style style:name="P165" style:family="paragraph" style:parent-style-name="Standard">
      <style:paragraph-properties style:text-autospace="none"/>
    </style:style>
    <style:style style:name="P166" style:family="paragraph" style:parent-style-name="Standard">
      <style:paragraph-properties style:text-autospace="none"/>
    </style:style>
    <style:style style:name="P167" style:family="paragraph" style:parent-style-name="Standard">
      <style:paragraph-properties style:text-autospace="none"/>
    </style:style>
    <style:style style:name="P168" style:family="paragraph" style:parent-style-name="Standard">
      <style:paragraph-properties style:text-autospace="none"/>
    </style:style>
    <style:style style:name="P169" style:family="paragraph" style:parent-style-name="Standard">
      <style:paragraph-properties style:text-autospace="none"/>
    </style:style>
    <style:style style:name="P170" style:family="paragraph" style:parent-style-name="Standard">
      <style:paragraph-properties style:text-autospace="none"/>
    </style:style>
    <style:style style:name="P171" style:family="paragraph" style:parent-style-name="Standard">
      <style:paragraph-properties style:text-autospace="none"/>
    </style:style>
    <style:style style:name="P172" style:family="paragraph" style:parent-style-name="Standard">
      <style:paragraph-properties style:text-autospace="none"/>
    </style:style>
    <style:style style:name="P173" style:family="paragraph" style:parent-style-name="Standard">
      <style:paragraph-properties style:text-autospace="none"/>
    </style:style>
    <style:style style:name="P174" style:family="paragraph" style:parent-style-name="Standard">
      <style:paragraph-properties style:text-autospace="none"/>
    </style:style>
    <style:style style:name="P175" style:family="paragraph" style:parent-style-name="Standard">
      <style:paragraph-properties style:text-autospace="none"/>
    </style:style>
    <style:style style:name="P176" style:family="paragraph" style:parent-style-name="Standard">
      <style:paragraph-properties style:text-autospace="none"/>
    </style:style>
    <style:style style:name="P177" style:family="paragraph" style:parent-style-name="Standard">
      <style:paragraph-properties style:text-autospace="none"/>
    </style:style>
    <style:style style:name="P178" style:family="paragraph" style:parent-style-name="Standard">
      <style:paragraph-properties style:text-autospace="none"/>
    </style:style>
    <style:style style:name="P179" style:family="paragraph" style:parent-style-name="Standard">
      <style:paragraph-properties style:text-autospace="none"/>
    </style:style>
    <style:style style:name="P180" style:family="paragraph" style:parent-style-name="Standard">
      <style:paragraph-properties style:text-autospace="none"/>
    </style:style>
    <style:style style:name="P181" style:family="paragraph" style:parent-style-name="Standard">
      <style:paragraph-properties style:text-autospace="none"/>
    </style:style>
    <style:style style:name="P182" style:family="paragraph" style:parent-style-name="Standard">
      <style:paragraph-properties style:text-autospace="none"/>
    </style:style>
    <style:style style:name="P183" style:family="paragraph" style:parent-style-name="Standard">
      <style:paragraph-properties style:text-autospace="none"/>
    </style:style>
    <style:style style:name="P184" style:family="paragraph" style:parent-style-name="Standard">
      <style:paragraph-properties style:text-autospace="none"/>
    </style:style>
    <style:style style:name="P185" style:family="paragraph" style:parent-style-name="Standard">
      <style:paragraph-properties style:text-autospace="none"/>
    </style:style>
    <style:style style:name="P186" style:family="paragraph" style:parent-style-name="Standard">
      <style:paragraph-properties style:text-autospace="none"/>
    </style:style>
    <style:style style:name="P187" style:family="paragraph" style:parent-style-name="Standard">
      <style:paragraph-properties style:text-autospace="none"/>
    </style:style>
    <style:style style:name="P188" style:family="paragraph" style:parent-style-name="Standard">
      <style:paragraph-properties style:text-autospace="none"/>
    </style:style>
    <style:style style:name="P189" style:family="paragraph" style:parent-style-name="Standard">
      <style:paragraph-properties style:text-autospace="none"/>
    </style:style>
    <style:style style:name="P190" style:family="paragraph" style:parent-style-name="Standard">
      <style:paragraph-properties style:text-autospace="none"/>
    </style:style>
    <style:style style:name="P191" style:family="paragraph" style:parent-style-name="Standard">
      <style:paragraph-properties style:text-autospace="none"/>
    </style:style>
    <style:style style:name="P192" style:family="paragraph" style:parent-style-name="Standard">
      <style:paragraph-properties style:text-autospace="none"/>
    </style:style>
    <style:style style:name="P193" style:family="paragraph" style:parent-style-name="Standard">
      <style:paragraph-properties style:text-autospace="none"/>
    </style:style>
    <style:style style:name="P194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5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6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7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8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9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0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1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2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3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4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5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6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7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8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9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0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1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2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3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4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5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6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7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8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19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0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1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2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3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4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5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6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7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8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29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30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31" style:family="paragraph" style:parent-style-name="Standard">
      <style:paragraph-properties style:text-autospace="none"/>
      <style:text-properties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32" style:family="paragraph" style:parent-style-name="Standard">
      <style:paragraph-properties style:text-autospace="none"/>
    </style:style>
    <style:style style:name="P233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4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5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6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7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8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P239" style:family="paragraph" style:parent-style-name="Standard">
      <style:paragraph-properties style:text-autospace="none"/>
      <style:text-properties style:font-name="Arial" fo:font-size="10pt" style:text-underline-style="none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Arial1" fo:font-size="10pt" style:text-underline-style="none" fo:font-weight="bold" style:font-name-asian="Arial1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1" fo:font-size="14pt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style:font-name="Arial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5"/>
      <text:p text:style-name="P115"/>
      <text:p text:style-name="P115">Guida Rapida API 9Euro.com / GloboSpace.com - 9EURO-REG</text:p>
      <text:p text:style-name="P115"/>
      <text:p text:style-name="P115"/>
      <text:p text:style-name="P17">Versione Guida API v0.1</text:p>
      <text:p text:style-name="P17"/>
      <text:p text:style-name="P15"/>
      <text:p text:style-name="P15"/>
      <text:p text:style-name="P120">Introduzione alla Configurazione Iniziale</text:p>
      <text:p text:style-name="P15"/>
      <text:p text:style-name="P15">Per utilizzare le API, bisogna innanzitutto dal pannello di configurazione generale del sito globospace.com, impostare i propri parametri di autorizzazione, e le pagine di ritorno.</text:p>
      <text:p text:style-name="P15"/>
      <text:p text:style-name="P164"><text:span text:style-name="T1">Parametri da impostare nel pannello </text:span><text:span text:style-name="T2">globospace.com:</text:span></text:p>
      <text:p text:style-name="P15"/>
      <text:p text:style-name="P164"><text:span text:style-name="T1">1) Sito Web Dove si utilizzeranno le API, ex: </text:span><text:span text:style-name="T2">http://&lt;proprio sito web&gt;</text:span></text:p>
      <text:p text:style-name="P164"><text:span text:style-name="T1">2) Indirizzo IP associato al proprio sito web: </text:span><text:span text:style-name="T2">XX.XX.XX.XX</text:span></text:p>
      <text:p text:style-name="P164"><text:span text:style-name="T1">3) Indirizzo di ritorno chiamata con successo: </text:span><text:span text:style-name="T2">http://&lt;proprio sito web&gt;/operation_success.php</text:span></text:p>
      <text:p text:style-name="P164"><text:span text:style-name="T1">4) Indirizzo di ritorno chiamata fallita: </text:span><text:span text:style-name="T2">http://&lt;proprio sito web&gt;/operation_failed.php</text:span></text:p>
      <text:p text:style-name="P1"/>
      <text:p text:style-name="P15">Parametri da impostare per semplificare alcune operazioni:</text:p>
      <text:p text:style-name="P15"/>
      <text:p text:style-name="P164"><text:span text:style-name="T1">5) Contatto Tecnico di Default: </text:span><text:span text:style-name="T2">&lt;IDTECH&gt;</text:span></text:p>
      <text:p text:style-name="P164"><text:span text:style-name="T1">6) Name Server 1 di Default: </text:span><text:span text:style-name="T2">&lt;NS1&gt;</text:span></text:p>
      <text:p text:style-name="P164"><text:span text:style-name="T1">7) Name Server 1 di Default: </text:span><text:span text:style-name="T2">&lt;NS2&gt;</text:span></text:p>
      <text:p text:style-name="P15"/>
      <text:p text:style-name="P164"><text:span text:style-name="T1">Ad ogni chiamata di una pagina, il sistema verificherà che l'utente è abilitato come utilizzatore delle API, che l'utente ha il credito per effettuare l'operazione e che l'hostname di provenienza e l'ip dello stesso corrispondano a quelli dichiarati dall'utilizzatore delle API, in caso di mancato credito, o incongruenza con i parametri forniti nel pannello </text:span><text:span text:style-name="T2">globospace.com, </text:span><text:span text:style-name="T1">l'operazione di chiamata fallirà e non verrà autorizzata dal sistema.</text:span></text:p>
      <text:p text:style-name="P15"/>
      <text:p text:style-name="P120">Risultato di Operazione compiuta con Successo</text:p>
      <text:p text:style-name="P15"/>
      <text:p text:style-name="P15">In caso che l'operazione chiamata abbia successo, al termine della chiamata, si verrà rediretti sulla propria pagina:</text:p>
      <text:p text:style-name="P1">http://&lt;proprio sito web&gt;/operation_success.php</text:p>
      <text:p text:style-name="P1"/>
      <text:p text:style-name="P164"><text:span text:style-name="T1">Con i seguenti parametri:</text:span><text:span text:style-name="T2"> </text:span></text:p>
      <text:p text:style-name="P1">- OpCode=Codice</text:p>
      <text:p text:style-name="P164"><text:span text:style-name="T1">- </text:span><text:span text:style-name="T2">ResultCode=Codice</text:span></text:p>
      <text:p text:style-name="P1">- Message=Messaggio Addizionale</text:p>
      <text:p text:style-name="P1"/>
      <text:p text:style-name="P15">Esempio:</text:p>
      <text:p text:style-name="P1"/>
      <text:p text:style-name="P1">http://&lt;proprio sito web&gt;/operation_success.php?OpCode=1&amp;ResultCode=1000</text:p>
      <text:p text:style-name="P1"/>
      <text:p text:style-name="P164"><text:span text:style-name="T1">L'OpCode vi permetterà di identificare il tipo di operazione richiesta ed è un codice identificativo proprio delle </text:span><text:span text:style-name="T2">API 9EURO-REG</text:span><text:span text:style-name="T1"> che vi offriamo, Message corrisponderà ad un messaggio addizionale collegato al tipo di operazione, mentre ResultCode corrisponderà al codice di risposta del server </text:span><text:span text:style-name="T2">EPP del Nic</text:span><text:span text:style-name="T1">.</text:span></text:p>
      <text:p text:style-name="P15"/>
      <text:p text:style-name="P120">Risultato di Operazione Fallita</text:p>
      <text:p text:style-name="P1"/>
      <text:p text:style-name="P15">In caso di insuccesso per l'operazione richiamata, al termine del tentativo, si verrà redirett sulla propria pagina:</text:p>
      <text:p text:style-name="P1">http://&lt;proprio sito web&gt;/operation_failed.php</text:p>
      <text:p text:style-name="P1"><text:soft-page-break/></text:p>
      <text:p text:style-name="P15">Con i seguenti parametri:</text:p>
      <text:p text:style-name="P164"><text:span text:style-name="T1">- </text:span><text:span text:style-name="T2">OpCode=Codice</text:span></text:p>
      <text:p text:style-name="P164"><text:span text:style-name="T1">- </text:span><text:span text:style-name="T2">ResultCode=Codice</text:span></text:p>
      <text:p text:style-name="P164"><text:span text:style-name="T1">- </text:span><text:span text:style-name="T2">ReasonCode=Codice</text:span></text:p>
      <text:p text:style-name="P1"/>
      <text:p text:style-name="P164"><text:span text:style-name="T1">L'OpCode vi permetterà di identificare il tipo di operazione richiesta ed è un codice identificativo proprio delle </text:span><text:span text:style-name="T2">API 9EURO-REG</text:span><text:span text:style-name="T1"> che vi offriamo, mentre ResultCode e ReasonCode corrisponderanno ai codici di risposta del server </text:span><text:span text:style-name="T2">EPP del Nic</text:span><text:span text:style-name="T1">.</text:span></text:p>
      <text:p text:style-name="P1"/>
      <text:p text:style-name="P120">Elenco OpCode e Significati</text:p>
      <text:p text:style-name="P120"/>
      <text:p text:style-name="P164"><text:span text:style-name="T1">OpCode: </text:span><text:span text:style-name="T2">001 - Check Domain</text:span></text:p>
      <text:p text:style-name="P164"><text:span text:style-name="T1">OpCode: </text:span><text:span text:style-name="T2">002 - Check EPPCode</text:span></text:p>
      <text:p text:style-name="P164"><text:span text:style-name="T1">OpCode: </text:span><text:span text:style-name="T2">003 - Create Registrant Contact</text:span></text:p>
      <text:p text:style-name="P164"><text:span text:style-name="T1">OpCode: </text:span><text:span text:style-name="T2">004 - Create Admin/Tech Contact</text:span></text:p>
      <text:p text:style-name="P164"><text:span text:style-name="T1">OpCode: </text:span><text:span text:style-name="T2">005 - Create Domain</text:span></text:p>
      <text:p text:style-name="P164"><text:span text:style-name="T1">OpCode: </text:span><text:span text:style-name="T2">006 - Delete Contact</text:span></text:p>
      <text:p text:style-name="P164"><text:span text:style-name="T1">OpCode: </text:span><text:span text:style-name="T2">007 - Delete Domain</text:span></text:p>
      <text:p text:style-name="P164"><text:span text:style-name="T1">OpCode: </text:span><text:span text:style-name="T2">008 - Renew Domain</text:span></text:p>
      <text:p text:style-name="P164"><text:span text:style-name="T1">OpCode: </text:span><text:span text:style-name="T2">009 - Restore Domain</text:span></text:p>
      <text:p text:style-name="P164"><text:span text:style-name="T1">OpCode: </text:span><text:span text:style-name="T2">010 - Transfert Domain Start</text:span></text:p>
      <text:p text:style-name="P164"><text:span text:style-name="T1">OpCode: </text:span><text:span text:style-name="T2">011 - Transfert Domain Start With Registrant Change</text:span></text:p>
      <text:p text:style-name="P164"><text:span text:style-name="T1">OpCode: </text:span><text:span text:style-name="T2">012 - Update Domain Name Server</text:span></text:p>
      <text:p text:style-name="P120"/>
      <text:p text:style-name="P120">Comandi ed Operazioni Supportate</text:p>
      <text:p text:style-name="P120"/>
      <text:p text:style-name="P164"><text:span text:style-name="T7">001 - Check Domain</text:span><text:span text:style-name="T8"> </text:span></text:p>
      <text:p text:style-name="P128"/>
      <text:p text:style-name="P33">Questa operazione richiamabile da questo indirizzo:</text:p>
      <text:p text:style-name="P74">http://www.globospace.com/api-dot-it/check_domain.php</text:p>
      <text:p text:style-name="P74"/>
      <text:p text:style-name="P33">Restituisce un messaggio di dominio Disponibile o dominio Registrato o non Registrabile, il messaggio è restituito nella variable Message, in caso di successo del comando, questo comando non consuma crediti.</text:p>
      <text:p text:style-name="P33"/>
      <text:p text:style-name="P33">Questo comando può essere richiamato sia con un POST, sia con un GET (Redirect) alla pagina API.</text:p>
      <text:p text:style-name="P33"/>
      <text:p text:style-name="P104">Parametri necessari:</text:p>
      <text:p text:style-name="P33"/>
      <text:p text:style-name="P74">DOMAIN=&lt;nomedominio&gt;</text:p>
      <text:p text:style-name="P74"/>
      <text:p text:style-name="P33">Esempio:</text:p>
      <text:p text:style-name="P74"/>
      <text:p text:style-name="P74">http://www.globospace.com/api-dot-it/check_domain.php?DOMAIN=&lt;nomedominio&gt;</text:p>
      <text:p text:style-name="P128"><text:s/></text:p>
      <text:p text:style-name="P164"><text:span text:style-name="T7">002 - Check EPPCode</text:span><text:span text:style-name="T8"> </text:span></text:p>
      <text:p text:style-name="P128"/>
      <text:p text:style-name="P33">Questa operazione richiamabile da questo indirizzo:</text:p>
      <text:p text:style-name="P74">http://www.globospace.com/api-dot-it/check_eppcode.php</text:p>
      <text:p text:style-name="P74"/>
      <text:p text:style-name="P33">Restituisce un messaggio contenente il codice EPP per trasferire il dominio, il messaggio è restituito nella variable Message, in caso di successo del comando, questo comando non consuma crediti.</text:p>
      <text:p text:style-name="P33"/>
      <text:p text:style-name="P33">Questo comando può essere richiamato sia con un POST, sia con un GET (Redirect) alla pagina API.</text:p>
      <text:p text:style-name="P33"/>
      <text:p text:style-name="P104">Parametri necessari:</text:p>
      <text:p text:style-name="P33"/>
      <text:p text:style-name="P74">DOMAIN=&lt;nomedominio&gt;</text:p>
      <text:p text:style-name="P74"/>
      <text:p text:style-name="P33">Esempio:</text:p>
      <text:p text:style-name="P74"><text:soft-page-break/></text:p>
      <text:p text:style-name="P74">http://www.globospace.com/api-dot-it/check_eppcode.php?DOMAIN=&lt;nomedominio&gt;</text:p>
      <text:p text:style-name="P128"/>
      <text:p text:style-name="P152"/>
      <text:p text:style-name="P152">003 - Create Registrant Contact</text:p>
      <text:p text:style-name="P128"/>
      <text:p text:style-name="P33">Questa operazione richiamabile da questo indirizzo:</text:p>
      <text:p text:style-name="P74">http://www.globospace.com/api-dot-it/create_contact_registrant.php</text:p>
      <text:p text:style-name="P128"/>
      <text:p text:style-name="P104">Parametri necessari:</text:p>
      <text:p text:style-name="P33"/>
      <text:p text:style-name="P194">NAME</text:p>
      <text:p text:style-name="P194">ORG</text:p>
      <text:p text:style-name="P194">ADDRESS</text:p>
      <text:p text:style-name="P194">CITY</text:p>
      <text:p text:style-name="P194">STATE</text:p>
      <text:p text:style-name="P194">ZIPCODE</text:p>
      <text:p text:style-name="P194">COUNTRY</text:p>
      <text:p text:style-name="P194">TEL</text:p>
      <text:p text:style-name="P194">FAX</text:p>
      <text:p text:style-name="P194">EMAIL</text:p>
      <text:p text:style-name="P194">PUB</text:p>
      <text:p text:style-name="P194">NT</text:p>
      <text:p text:style-name="P194">TYPE</text:p>
      <text:p text:style-name="P194">CTYPE</text:p>
      <text:p text:style-name="P194">CF</text:p>
      <text:p text:style-name="P128"/>
      <text:p text:style-name="P152">004 - Create Admin/Tech Contact</text:p>
      <text:p text:style-name="P128"/>
      <text:p text:style-name="P33">Questa operazione richiamabile da questo indirizzo:</text:p>
      <text:p text:style-name="P74">http://www.globospace.com/api-dot-it/create_contact_admin.php</text:p>
      <text:p text:style-name="P128"/>
      <text:p text:style-name="P104">Parametri necessari:</text:p>
      <text:p text:style-name="P33"/>
      <text:p text:style-name="P194">NAME</text:p>
      <text:p text:style-name="P194">ORG</text:p>
      <text:p text:style-name="P194">ADDRESS</text:p>
      <text:p text:style-name="P194">CITY</text:p>
      <text:p text:style-name="P194">STATE</text:p>
      <text:p text:style-name="P194">ZIPCODE</text:p>
      <text:p text:style-name="P194">COUNTRY</text:p>
      <text:p text:style-name="P194">TEL</text:p>
      <text:p text:style-name="P194">FAX</text:p>
      <text:p text:style-name="P194">EMAIL</text:p>
      <text:p text:style-name="P194">PUB</text:p>
      <text:p text:style-name="P194">NT</text:p>
      <text:p text:style-name="P194">TYPE</text:p>
      <text:p text:style-name="P194">CTYPE</text:p>
      <text:p text:style-name="P194">CF</text:p>
      <text:p text:style-name="P128"/>
      <text:p text:style-name="P152">005 - Create Domain</text:p>
      <text:p text:style-name="P152"/>
      <text:p text:style-name="P33">Questa operazione richiamabile da questo indirizzo:</text:p>
      <text:p text:style-name="P74">http://www.globospace.com/api-dot-it/create_domain.php</text:p>
      <text:p text:style-name="P128"/>
      <text:p text:style-name="P104">Parametri necessari:</text:p>
      <text:p text:style-name="P33"/>
      <text:p text:style-name="P194">DOMAIN</text:p>
      <text:p text:style-name="P194">YEARS</text:p>
      <text:p text:style-name="P194">IDREG</text:p>
      <text:p text:style-name="P194">IDADM</text:p>
      <text:p text:style-name="P128"><text:soft-page-break/></text:p>
      <text:p text:style-name="P104">Parametri opzionali:</text:p>
      <text:p text:style-name="P33"/>
      <text:p text:style-name="P194">IDTECH</text:p>
      <text:p text:style-name="P194">NS1</text:p>
      <text:p text:style-name="P194">NS2</text:p>
      <text:p text:style-name="P33"/>
      <text:p text:style-name="P164"><text:span text:style-name="T3">I parametri opzionali se non specificati, saranno presi da quelli di default, indicati nel pannello generale </text:span><text:span text:style-name="T4">globospace.com</text:span></text:p>
      <text:p text:style-name="P128"/>
      <text:p text:style-name="P152">006 - Delete Contact</text:p>
      <text:p text:style-name="P128"/>
      <text:p text:style-name="P33">Questa operazione richiamabile da questo indirizzo:</text:p>
      <text:p text:style-name="P74">http://www.globospace.com/api-dot-it/delete_contact.php</text:p>
      <text:p text:style-name="P128"/>
      <text:p text:style-name="P104">Parametri necessari:</text:p>
      <text:p text:style-name="P33"/>
      <text:p text:style-name="P194">CONTACT</text:p>
      <text:p text:style-name="P33"/>
      <text:p text:style-name="P152">007 - Delete Domain</text:p>
      <text:p text:style-name="P128"/>
      <text:p text:style-name="P33">Questa operazione richiamabile da questo indirizzo:</text:p>
      <text:p text:style-name="P74">http://www.globospace.com/api-dot-it/delete_domain.php</text:p>
      <text:p text:style-name="P33"/>
      <text:p text:style-name="P104">Parametri necessari:</text:p>
      <text:p text:style-name="P33"/>
      <text:p text:style-name="P74">DOMAIN=&lt;nomedominio&gt;</text:p>
      <text:p text:style-name="P74"/>
      <text:p text:style-name="P152">008 - Renew Domain</text:p>
      <text:p text:style-name="P128"/>
      <text:p text:style-name="P33">Questa operazione richiamabile da questo indirizzo:</text:p>
      <text:p text:style-name="P74">http://www.globospace.com/api-dot-it/renew_domain.php</text:p>
      <text:p text:style-name="P33"/>
      <text:p text:style-name="P104">Parametri necessari:</text:p>
      <text:p text:style-name="P33"/>
      <text:p text:style-name="P74">DOMAIN=&lt;nomedominio&gt;</text:p>
      <text:p text:style-name="P74"/>
      <text:p text:style-name="P152">009 - Restore Domain</text:p>
      <text:p text:style-name="P128"/>
      <text:p text:style-name="P33">Questa operazione richiamabile da questo indirizzo:</text:p>
      <text:p text:style-name="P74">http://www.globospace.com/api-dot-it/restore_domain.php</text:p>
      <text:p text:style-name="P33"/>
      <text:p text:style-name="P104">Parametri necessari:</text:p>
      <text:p text:style-name="P33"/>
      <text:p text:style-name="P74">DOMAIN=&lt;nomedominio&gt;</text:p>
      <text:p text:style-name="P74"/>
      <text:p text:style-name="P152">010 - Transfert Domain Start</text:p>
      <text:p text:style-name="P128"/>
      <text:p text:style-name="P33">Questa operazione richiamabile da questo indirizzo:</text:p>
      <text:p text:style-name="P74">http://www.globospace.com/api-dot-it/transfert_start.php</text:p>
      <text:p text:style-name="P33"/>
      <text:p text:style-name="P104">Parametri necessari:</text:p>
      <text:p text:style-name="P33"/>
      <text:p text:style-name="P74">DOMAIN=&lt;nomedominio&gt;</text:p>
      <text:p text:style-name="P74">EPPCODE=&lt;codice epp&gt;</text:p>
      <text:p text:style-name="P128"/>
      <text:p text:style-name="P152">011 - Transfert Domain Start With Registrant Change</text:p>
      <text:p text:style-name="P128"/>
      <text:p text:style-name="P33">Questa operazione richiamabile da questo indirizzo:</text:p>
      <text:p text:style-name="P74">http://www.globospace.com/api-dot-it/transfert_start_newreg.php</text:p>
      <text:p text:style-name="P33"><text:soft-page-break/></text:p>
      <text:p text:style-name="P233">DOMAIN=&lt;nomedominio&gt;</text:p>
      <text:p text:style-name="P233">EPPCODE=&lt;codice epp&gt;</text:p>
      <text:p text:style-name="P233">IDREG=&lt;nuovo registrant&gt;</text:p>
      <text:p text:style-name="P233">IDADM=&lt;nuovo admin&gt;</text:p>
      <text:p text:style-name="P128"/>
      <text:p text:style-name="P152">012 - Update Domain Name Server</text:p>
      <text:p text:style-name="P128"/>
      <text:p text:style-name="P33">Questa operazione richiamabile da questo indirizzo:</text:p>
      <text:p text:style-name="P74">http://www.globospace.com/api-dot-it/update_domain_dns.php</text:p>
      <text:p text:style-name="P128"/>
      <text:p text:style-name="P233">DOMAIN=&lt;nomedominio&gt;</text:p>
      <text:p text:style-name="P233">NS1=&lt;nuovo Name Server 1&gt;</text:p>
      <text:p text:style-name="P233">NS2=&lt;nuovo Name Server 2&gt;</text:p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10-04-15T20:39:29</meta:creation-date>
    <dc:date>2010-04-15T20:41:32</dc:date>
    <meta:editing-cycles>1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5" meta:word-count="856" meta:character-count="6092"/>
  </office:meta>
</office:document-meta>
</file>